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WenQuanYi Micro Hei Mono" svg:font-family="'WenQuanYi Micro Hei Mono'" style:font-family-generic="modern" style:font-pitch="fixed"/>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officeooo:rsid="001bf716" officeooo:paragraph-rsid="001bf716"/>
    </style:style>
    <style:style style:name="P5" style:family="paragraph" style:parent-style-name="Text_20_body">
      <style:text-properties officeooo:rsid="001bf716" officeooo:paragraph-rsid="001e5e7c"/>
    </style:style>
    <style:style style:name="P6" style:family="paragraph" style:parent-style-name="Text_20_body">
      <style:text-properties officeooo:rsid="001cc74a" officeooo:paragraph-rsid="001cc74a"/>
    </style:style>
    <style:style style:name="P7" style:family="paragraph" style:parent-style-name="Text_20_body">
      <style:text-properties officeooo:rsid="001e5e7c" officeooo:paragraph-rsid="001e5e7c"/>
    </style:style>
    <style:style style:name="P8" style:family="paragraph" style:parent-style-name="Standard">
      <style:paragraph-properties fo:padding="0.049cm" fo:border="0.06pt solid #000000" style:shadow="none"/>
    </style:style>
    <style:style style:name="P9" style:family="paragraph" style:parent-style-name="Standard">
      <style:paragraph-properties fo:padding="0.049cm" fo:border="0.06pt solid #000000" style:shadow="none"/>
      <style:text-properties style:font-name="SimSun" officeooo:rsid="0020f8b0" officeooo:paragraph-rsid="0020f8b0"/>
    </style:style>
    <style:style style:name="P10" style:family="paragraph" style:parent-style-name="Standard">
      <style:paragraph-properties fo:padding="0.049cm" fo:border="0.06pt solid #000000" style:shadow="none"/>
      <style:text-properties style:font-name="SimSun" officeooo:rsid="0020f8b0" officeooo:paragraph-rsid="0021435d"/>
    </style:style>
    <style:style style:name="P11" style:family="paragraph" style:parent-style-name="Text_20_body">
      <style:paragraph-properties fo:padding="0.049cm" fo:border="0.06pt solid #000000" style:shadow="none"/>
    </style:style>
    <style:style style:name="P12" style:family="paragraph" style:parent-style-name="Text_20_body">
      <style:paragraph-properties fo:text-align="start" style:justify-single-word="false" fo:padding="0.049cm" fo:border="0.06pt solid #000000" style:shadow="none"/>
    </style:style>
    <style:style style:name="P13" style:family="paragraph" style:parent-style-name="Text_20_body">
      <style:paragraph-properties fo:padding="0.049cm" fo:border="0.06pt solid #000000" style:shadow="none"/>
      <style:text-properties fo:font-weight="normal" style:font-weight-asian="normal" style:font-weight-complex="normal"/>
    </style:style>
    <style:style style:name="P14" style:family="paragraph" style:parent-style-name="Preformatted_20_Text">
      <style:paragraph-properties fo:padding="0.049cm" fo:border="0.06pt solid #000000" style:shadow="none"/>
    </style:style>
    <style:style style:name="P15" style:family="paragraph" style:parent-style-name="Text_20_body">
      <style:paragraph-properties fo:margin-top="0cm" fo:margin-bottom="0.011cm" loext:contextual-spacing="false" fo:padding="0.049cm" fo:border="0.06pt solid #000000" style:shadow="none"/>
      <style:text-properties style:font-name="SimSun"/>
    </style:style>
    <style:style style:name="P16" style:family="paragraph" style:parent-style-name="Standard">
      <style:text-properties style:font-name="SimSun"/>
    </style:style>
    <style:style style:name="P17" style:family="paragraph" style:parent-style-name="Standard">
      <style:text-properties style:font-name="SimSun" officeooo:rsid="0020f8b0" officeooo:paragraph-rsid="0020f8b0"/>
    </style:style>
    <style:style style:name="P18" style:family="paragraph" style:parent-style-name="Standard">
      <style:text-properties style:font-name="SimSun" officeooo:rsid="0020f8b0" officeooo:paragraph-rsid="0021435d"/>
    </style:style>
    <style:style style:name="P19" style:family="paragraph" style:parent-style-name="Standard">
      <style:text-properties style:font-name="SimSun" fo:font-size="11pt" fo:font-style="normal" fo:font-weight="normal" officeooo:rsid="0020f8b0" officeooo:paragraph-rsid="0020f8b0" style:font-size-asian="9.60000038146973pt" style:font-style-asian="normal" style:font-weight-asian="normal" style:font-size-complex="11pt" style:font-style-complex="normal" style:font-weight-complex="normal"/>
    </style:style>
    <style:style style:name="P20" style:family="paragraph" style:parent-style-name="Standard">
      <style:text-properties style:font-name="SimSun" fo:font-size="11pt" fo:font-style="normal" fo:font-weight="normal" officeooo:rsid="0020f8b0" officeooo:paragraph-rsid="0021435d" style:font-size-asian="9.60000038146973pt" style:font-style-asian="normal" style:font-weight-asian="normal" style:font-size-complex="11pt" style:font-style-complex="normal" style:font-weight-complex="normal"/>
    </style:style>
    <style:style style:name="P21" style:family="paragraph" style:parent-style-name="Standard">
      <style:text-properties style:font-name="SimSun" fo:font-size="11pt" fo:font-style="normal" fo:font-weight="normal" officeooo:rsid="0021435d" officeooo:paragraph-rsid="0021435d" style:font-size-asian="9.60000038146973pt" style:font-style-asian="normal" style:font-weight-asian="normal" style:font-size-complex="11pt" style:font-style-complex="normal" style:font-weight-complex="normal"/>
    </style:style>
    <style:style style:name="P22" style:family="paragraph" style:parent-style-name="Standard">
      <style:paragraph-properties fo:padding="0.049cm" fo:border="0.06pt solid #000000" style:shadow="none"/>
      <style:text-properties style:font-name="SimSun" fo:font-size="11pt" fo:font-style="normal" fo:font-weight="normal" officeooo:rsid="0020f8b0" officeooo:paragraph-rsid="0021435d" style:font-size-asian="9.60000038146973pt" style:font-style-asian="normal" style:font-weight-asian="normal" style:font-size-complex="11pt" style:font-style-complex="normal" style:font-weight-complex="normal"/>
    </style:style>
    <style:style style:name="P23" style:family="paragraph" style:parent-style-name="Standard">
      <style:paragraph-properties fo:padding="0.049cm" fo:border="0.06pt solid #000000" style:shadow="none"/>
      <style:text-properties style:font-name="SimSun" fo:font-size="11pt" fo:font-style="normal" fo:font-weight="normal" officeooo:rsid="0021435d" officeooo:paragraph-rsid="0021435d" style:font-size-asian="9.60000038146973pt" style:font-style-asian="normal" style:font-weight-asian="normal" style:font-size-complex="11pt" style:font-style-complex="normal" style:font-weight-complex="normal"/>
    </style:style>
    <style:style style:name="P24" style:family="paragraph" style:parent-style-name="Text_20_body" style:list-style-name="L1"/>
    <style:style style:name="P25" style:family="paragraph" style:parent-style-name="Text_20_body">
      <style:text-properties officeooo:paragraph-rsid="0023aaa4"/>
    </style:style>
    <style:style style:name="P26" style:family="paragraph" style:parent-style-name="Text_20_body">
      <style:text-properties fo:color="#729fcf" officeooo:rsid="001e5e7c" officeooo:paragraph-rsid="001e5e7c"/>
    </style:style>
    <style:style style:name="P27" style:family="paragraph" style:parent-style-name="Text_20_body">
      <style:text-properties fo:color="#729fcf" officeooo:rsid="001bf716" officeooo:paragraph-rsid="001bf716"/>
    </style:style>
    <style:style style:name="P28" style:family="paragraph" style:parent-style-name="Text_20_body" style:list-style-name="L1">
      <style:paragraph-properties fo:margin-top="0cm" fo:margin-bottom="0cm" loext:contextual-spacing="false"/>
    </style:style>
    <style:style style:name="P29" style:family="paragraph" style:parent-style-name="Heading_20_1">
      <style:paragraph-properties fo:text-align="center" style:justify-single-word="false"/>
    </style:style>
    <style:style style:name="P30" style:family="paragraph" style:parent-style-name="Heading_20_2">
      <style:text-properties officeooo:rsid="0020f8b0" officeooo:paragraph-rsid="0020f8b0"/>
    </style:style>
    <style:style style:name="P31" style:family="paragraph" style:parent-style-name="Heading_20_2">
      <style:text-properties officeooo:rsid="0020f8b0" officeooo:paragraph-rsid="0021435d"/>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fo:background-color="#fff200" loext:char-shading-value="0"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9c6be"/>
    </style:style>
    <style:style style:name="T6" style:family="text">
      <style:text-properties officeooo:rsid="001bf716"/>
    </style:style>
    <style:style style:name="T7" style:family="text">
      <style:text-properties fo:font-style="italic"/>
    </style:style>
    <style:style style:name="T8" style:family="text">
      <style:text-properties officeooo:rsid="001cc74a"/>
    </style:style>
    <style:style style:name="T9" style:family="text">
      <style:text-properties officeooo:rsid="001e5e7c"/>
    </style:style>
    <style:style style:name="T10"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1" style:family="text">
      <style:text-properties fo:font-size="11pt" fo:font-style="normal" fo:font-weight="normal" officeooo:rsid="0021435d" style:font-size-asian="9.60000038146973pt" style:font-style-asian="normal" style:font-weight-asian="normal" style:font-size-complex="11pt" style:font-style-complex="normal" style:font-weight-complex="normal"/>
    </style:style>
    <style:style style:name="T12" style:family="text">
      <style:text-properties fo:font-size="11pt" fo:font-style="normal" fo:font-weight="bold" fo:background-color="#fff200" loext:char-shading-value="0" style:font-size-asian="9.60000038146973pt" style:font-style-asian="normal" style:font-weight-asian="bold" style:font-size-complex="11pt" style:font-style-complex="normal" style:font-weight-complex="bold"/>
    </style:style>
    <style:style style:name="T13" style:family="text">
      <style:text-properties fo:font-size="11pt" fo:font-style="normal" fo:font-weight="bold" officeooo:rsid="0021435d" fo:background-color="#fff200" loext:char-shading-value="0" style:font-size-asian="9.60000038146973pt" style:font-style-asian="normal" style:font-weight-asian="bold" style:font-size-complex="11pt" style:font-style-complex="normal" style:font-weight-complex="bold"/>
    </style:style>
    <style:style style:name="T14" style:family="text">
      <style:text-properties officeooo:rsid="0021435d"/>
    </style:style>
    <style:style style:name="T15" style:family="text">
      <style:text-properties fo:color="#729fc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P2 LINUX : <text:span text:style-name="T5">Interagissez avec le Bash</text:span></text:h>
      <text:p text:style-name="P1"/>
      <text:h text:style-name="Heading_20_2" text:outline-level="2">1 Les Redirections</text:h>
      <text:p text:style-name="Text_20_body">Le mécanisme de redirection des entrées sorties géré par le shell permet de changer l'association par défaut des canaux de l'entrée standard et des sorties standards. Il s'agit d'utiliser des fichiers normaux en entrée et en sortie plutôt que le clavier et l'écran.</text:p>
      <text:h text:style-name="Heading_20_4" text:outline-level="4">1.1 Rediriger la sortie standard</text:h>
      <text:p text:style-name="Text_20_body"><text:s/>&gt; fichier <text:s/>(si fichier existe il est écrasé)</text:p>
      <text:p text:style-name="Text_20_body"><text:s/>&gt;&gt; fichier rajoute la sortie de la commande à la fin du fichier</text:p>
      <text:p text:style-name="P11">pi@raspberrypi3:~ $ <text:span text:style-name="T2">ls &gt; liste.txt</text:span></text:p>
      <text:p text:style-name="Standard">nous pouvons ajouter une ligne à la fin du fichier</text:p>
      <text:p text:style-name="Standard"/>
      <text:p text:style-name="P8">pi@raspberrypi3:~ $ <text:span text:style-name="T2">echo "--------------" &gt;&gt; liste.txt</text:span></text:p>
      <text:p text:style-name="Standard"/>
      <text:h text:style-name="Heading_20_4" text:outline-level="4">1.2 Rediriger la sortie d'erreurs</text:h>
      <text:p text:style-name="Standard"/>
      <text:p text:style-name="Standard">Une commande possède une deuxième sortie qui reçoit les messages d'erreurs écrit par la commande. Ce canal de sortie porte le numéro 2. <text:s/>La redirection de ce canal se note <text:span text:style-name="T2">2&gt;</text:span>.</text:p>
      <text:p text:style-name="Standard"/>
      <text:p text:style-name="Standard">exemple de sortie d'erreur</text:p>
      <text:p text:style-name="P8">pi@raspberrypi3:~ $ <text:span text:style-name="T1">ls fich1</text:span></text:p>
      <text:p text:style-name="P8">ls: impossible d'accéder à fich1: Aucun fichier ou dossier de ce type</text:p>
      <text:p text:style-name="Standard">On voit s'afficher le message d'erreur sur l'ecran qui est la sortie associé par défaut à la sortie d'erreur.</text:p>
      <text:p text:style-name="Standard"/>
      <text:p text:style-name="Standard">Redirigeons vers le fichier log.txt</text:p>
      <text:p text:style-name="Standard"/>
      <text:p text:style-name="P8">pi@raspberrypi3:~ $ <text:span text:style-name="T1">ls fich1 </text:span><text:span text:style-name="T2">2&gt;</text:span><text:span text:style-name="T1"> log.txt</text:span></text:p>
      <text:p text:style-name="Standard">et</text:p>
      <text:p text:style-name="P8">pi@raspberrypi3:~ $ <text:span text:style-name="T1">cat fich1 </text:span><text:span text:style-name="T2">2&gt;&gt;</text:span><text:span text:style-name="T1"> log.txt</text:span></text:p>
      <text:h text:style-name="Heading_20_4" text:outline-level="4">1.3 Rediriger l'entrée standard</text:h>
      <text:p text:style-name="Text_20_body">A la place du clavier nous pouvons alimenter l'entrée par un fichier en redirigeant l'entrée standard de la manière suivante :</text:p>
      <text:p text:style-name="P11">pi@raspberrypi3:~ $ wc -l <text:span text:style-name="T2">&lt;</text:span> log.txt</text:p>
      <text:p text:style-name="P11">2</text:p>
      <text:p text:style-name="Text_20_body"/>
      <text:h text:style-name="Heading_20_2" text:outline-level="2"><text:soft-page-break/>2 Branchement de commandes</text:h>
      <text:p text:style-name="P1">Les commandes peuvent se combiner les unes aux autres pour effectuer des traitements spécifiques. Ceci s'effectue par le branchement de commandes. Le principe consiste à ce que la sortie d'une première commande soit transférer à l'entrée de la commande suivante. Un tube (pipe en anglais) est alors établi entre les deux commandes. Le caractère pour symboliser le tube est la barre verticale ( | ).</text:p>
      <text:p text:style-name="P1">exemple :</text:p>
      <text:p text:style-name="P12">pi@raspberrypi3:~ $ <text:span text:style-name="T2">history | wc -l</text:span></text:p>
      <text:p text:style-name="P12">1000</text:p>
      <text:p text:style-name="P1"/>
      <text:p text:style-name="P2"/>
      <text:h text:style-name="Heading_20_2" text:outline-level="2"/>
      <text:h text:style-name="Heading_20_2" text:outline-level="2">3 Les filtres simples</text:h>
      <text:p text:style-name="Text_20_body">Comme nous l'avons vu lors de l'activité précédente les commande <text:span text:style-name="T1">head</text:span> et <text:span text:style-name="T1">tail </text:span><text:span text:style-name="T4">permettent de n'afficher que les premières et dernières lignes d'un fichier. Par exemple la commande suivante </text:span></text:p>
      <text:p text:style-name="P13">pi@raspberrypi3:~ $ head -n 15 /var/log/syslog</text:p>
      <text:p text:style-name="P3">Affiche les 15 premières lignes du fichier /var/log/syslog</text:p>
      <text:p text:style-name="Text_20_body"><text:s/>l'utilisation de la commande en tant que filtre se fait le plus souvent de la manière suivante (pour le même résultat)</text:p>
      <text:p text:style-name="P11">pi@raspberrypi3:~ <text:s/>$ cat /var/log/syslog<text:span text:style-name="T2"> | </text:span>head -n 15</text:p>
      <text:p text:style-name="Text_20_body"/>
      <text:p text:style-name="P1">Exercice <text:span text:style-name="T8">1</text:span> : <text:s/>Afficher l'adresse Ipv4 de votre ordinateur en utilisant <text:span text:style-name="T1">grep</text:span> et <text:span text:style-name="T1">ip a</text:span></text:p>
      <text:p text:style-name="Text_20_body"/>
      <text:h text:style-name="Heading_20_4" text:outline-level="4">3.1 Modifier l'ordre d'affichage</text:h>
      <text:p text:style-name="Text_20_body">La commande sort permet d'afficher le contenu d'un fichier en triant les lignes. On peut choisir les colonnes qui seront les clefs du tri.</text:p>
      <text:p text:style-name="Text_20_body">Utilisé sans option la commande sort trie le fichier donné dans l'ordre alphabétique.</text:p>
      <text:p text:style-name="P15">cat tri.txt</text:p>
      <text:p text:style-name="P15">21 Béatrice 1 AA</text:p>
      <text:p text:style-name="P15">3 Belle 2 BB</text:p>
      <text:p text:style-name="P15">11 Alice 2 CC</text:p>
      <text:p text:style-name="P15"/>
      <text:p text:style-name="P15">cat tri.txt | sort </text:p>
      <text:p text:style-name="P15">11 Alice 2 CC</text:p>
      <text:p text:style-name="P15">21 Béatrice 1 AA</text:p>
      <text:p text:style-name="P15">3 Belle 2 BB</text:p>
      <text:p text:style-name="P16"/>
      <text:p text:style-name="P17"><text:soft-page-break/>On peut trier par ordre alphabétique sur la deuxième colonne qui dans notre exemple correspond à la colonne des prénoms. Dans la commande sort on spécifie le numéro de la colonne avec l’option -k.</text:p>
      <text:p text:style-name="P17"/>
      <text:p text:style-name="P9">psimier@b107PSR ~/2018/snir1/system $ <text:span text:style-name="T3">cat tri.txt | sort -k 2</text:span></text:p>
      <text:p text:style-name="P9">11 Alice 2 : CC</text:p>
      <text:p text:style-name="P9">21 Béatrice 1 : AA</text:p>
      <text:p text:style-name="P9">3 Belle 2 : BB</text:p>
      <text:p text:style-name="P17"/>
      <text:p text:style-name="P17">Les autres options usuelles de la commande sort sont -t pour changer le séparateur de colonne et -r pour inverser l’ordre.</text:p>
      <text:h text:style-name="P30" text:outline-level="2">3.2 Extraction d’information</text:h>
      <text:p text:style-name="P19">la commande cut permet d’extraire des colonne d’un fichier. Par exemple la commande cut -c1-2 tri.txt extrait les deux premiers caractères du fichier tri.txt, alors que la commande cut -f2,5 tri.txt extrait les seconde et cinquième colonne. Le séparateur par défaut est la tabulation ce qui est différent du caractère espace. Le séparateur peut être modofié avec l’option -d.</text:p>
      <text:p text:style-name="P19"/>
      <text:p text:style-name="P10"><text:span text:style-name="T10">psimier@b107PSR ~/2018/snir1/system $ </text:span><text:span text:style-name="T12">cut -d " " -f 2 tri.txt</text:span></text:p>
      <text:p text:style-name="P22">Béatrice</text:p>
      <text:p text:style-name="P22">Belle</text:p>
      <text:p text:style-name="P22">Alice</text:p>
      <text:p text:style-name="P20"/>
      <text:p text:style-name="P21">Pour extraire les trois premières colonnes, on peut utiliser la commande suivante :</text:p>
      <text:p text:style-name="P21"/>
      <text:p text:style-name="P10"><text:span text:style-name="T10">psimier@b107PSR ~/2018/snir1/system $ </text:span><text:span text:style-name="T12">cat tri.txt | cut -d ':' -f 1</text:span></text:p>
      <text:p text:style-name="P22">21 Béatrice 1 </text:p>
      <text:p text:style-name="P22">3 Belle 2 </text:p>
      <text:p text:style-name="P22">11 Alice 2 </text:p>
      <text:p text:style-name="P20"/>
      <text:h text:style-name="P31" text:outline-level="2">3.<text:span text:style-name="T14">3 Modification du contenu</text:span></text:h>
      <text:p text:style-name="P18"><text:span text:style-name="T10">la c</text:span><text:span text:style-name="T11">ommande uniq permet de supprimer des lignes adjacentes identiques dans un fichier.</text:span></text:p>
      <text:p text:style-name="P21"/>
      <text:p text:style-name="P10"><text:span text:style-name="T11">psimier@b107PSR ~/2018/snir1/system $ </text:span><text:span text:style-name="T13">cat double.txt</text:span></text:p>
      <text:p text:style-name="P23">aaaa</text:p>
      <text:p text:style-name="P23">aaaa</text:p>
      <text:p text:style-name="P23">bbbb</text:p>
      <text:p text:style-name="P23">cccc</text:p>
      <text:p text:style-name="P23">cccc</text:p>
      <text:p text:style-name="P23">dddd</text:p>
      <text:p text:style-name="P23">aaaa</text:p>
      <text:p text:style-name="P23"/>
      <text:p text:style-name="P10"><text:span text:style-name="T11">psimier@b107PSR ~/2018/snir1/system $ </text:span><text:span text:style-name="T13">uniq double.txt</text:span></text:p>
      <text:p text:style-name="P23">aaaa</text:p>
      <text:p text:style-name="P23">bbbb</text:p>
      <text:p text:style-name="P23">cccc</text:p>
      <text:p text:style-name="P23">dddd</text:p>
      <text:p text:style-name="P23">aaaa</text:p>
      <text:h text:style-name="Heading_20_2" text:outline-level="2"><text:soft-page-break/>4 Variables et options de l'environnement de travail</text:h>
      <text:p text:style-name="Text_20_body">On peut créer des variables qui sont l'association de noms et de valeurs. Ces associations correspondent à des emplacements dans la mémoire de l'ordinateur.</text:p>
      <text:p text:style-name="Text_20_body">Variables d'environnement</text:p>
      <text:p text:style-name="Text_20_body">les variables d'environnement sont relative à chaque utilisateur et à chaque session. Ces variables sont automatiquement renseignés par le shell. Nous pouvons citer : HOME PATH ...</text:p>
      <text:p text:style-name="Text_20_body">Consulter et Éditer <text:s/>les variables suivantes:</text:p>
      <text:p text:style-name="P25">HOME <text:s text:c="8"/><text:tab/><text:span text:style-name="T15">/home/USERS/ELEVES/SNIR2019/apacot</text:span></text:p>
      <text:p text:style-name="P25">PATH <text:s text:c="6"/><text:tab/><text:span text:style-name="T15">/opt/pt/bin:/usr/local/sbin:/usr/local/bin:/usr/sbin:/usr/bin:/sbin:/bin:/usr/games:/usr/local/games:/usr/lib/jvm/java-11-oracle/bin:/usr/lib/jvm/java-11-oracle/db/bin</text:span></text:p>
      <text:p text:style-name="Text_20_body">LOGNAME<text:tab/><text:span text:style-name="T15">apacot</text:span></text:p>
      <text:p text:style-name="Text_20_body">SHELL<text:tab/><text:span text:style-name="T15">/bin/bash</text:span></text:p>
      <text:p text:style-name="Text_20_body"/>
      <text:p text:style-name="Text_20_body">La commande <text:span text:style-name="T1">env</text:span> sans argument permet de lister les variables d'environnement.</text:p>
      <text:p text:style-name="Text_20_body"/>
      <text:h text:style-name="Heading_20_2" text:outline-level="2">5 Créer une variable</text:h>
      <text:p text:style-name="Text_20_body"/>
      <text:p text:style-name="P11">pi@raspberrypi3:~ $ <text:span text:style-name="T2">maVar=1</text:span></text:p>
      <text:p text:style-name="P11">pi@raspberrypi3:~ $ <text:span text:style-name="T2">echo $maVar</text:span></text:p>
      <text:p text:style-name="P11">1</text:p>
      <text:p text:style-name="Text_20_body">Dans l'exemple précédent la commande var=1 crée une variable de nom var dont la valeur est 1.</text:p>
      <text:p text:style-name="Text_20_body">La commande unset permet de supprimer une variable.</text:p>
      <text:p text:style-name="P11">pi@raspberrypi3:~ $ <text:span text:style-name="T2">unset maVar</text:span></text:p>
      <text:p text:style-name="P11">pi@raspberrypi3:~ $ <text:span text:style-name="T2">echo $maVar</text:span></text:p>
      <text:p text:style-name="P11"/>
      <text:p text:style-name="Text_20_body"/>
      <text:p text:style-name="P4"/>
      <text:p text:style-name="P4"/>
      <text:p text:style-name="P4"/>
      <text:p text:style-name="P4"/>
      <text:p text:style-name="P4"/>
      <text:p text:style-name="P4"/>
      <text:p text:style-name="P4"/>
      <text:p text:style-name="P4"/>
      <text:p text:style-name="P4"/>
      <text:p text:style-name="P4"><text:soft-page-break/></text:p>
      <text:p text:style-name="P7">Exercice 2</text:p>
      <text:p text:style-name="P5">Le Noël d<text:span text:style-name="T9">e Toto</text:span> est passé. <text:span text:style-name="T9">Toto</text:span> veut maintenant supprimer le fichier nommé <text:span text:style-name="Source_20_Text">liste de noel.txt</text:span>. Écrire la commande de suppression de ce fichier sans utiliser des simples quotes, des doubles quotes, des caractères spéciaux pour le développement des noms de fichiers ou des options de la commande de suppression.</text:p>
      <text:p text:style-name="P5">Indiquer la ligne de commande pour la suppression du fichier <text:span text:style-name="Source_20_Text">liste de noel.txt</text:span><text:line-break/><text:span text:style-name="Strong_20_Emphasis">Attention</text:span> : la réponse ne doit pas comporter des simples quotes ou des doubles quotes. Vous prendrez particulièrement soin au placement des espaces et à leur nombre, ainsi qu'à utiliser l'espace là où c'est uniquement nécessaire.</text:p>
      <text:p text:style-name="P7">Votre réponse :</text:p>
      <text:p text:style-name="P26">rm liste\ de\ noel.txt</text:p>
      <text:p text:style-name="P5"/>
      <text:p text:style-name="P5">Exercice <text:span text:style-name="T9">3</text:span></text:p>
      <text:p text:style-name="P4">En tant qu'utilisateur <text:span text:style-name="T7">toto</text:span>, vous avez pour mission de créer une variable appelée <text:span text:style-name="T7">banniere</text:span> qui contient la chaîne de caractères suivante :</text:p>
      <text:p text:style-name="Text_20_body"><text:span text:style-name="Source_20_Text">uname says to whoami : "hello don't stop"</text:span></text:p>
      <text:p text:style-name="Text_20_body">avec <text:span text:style-name="Source_20_Text">uname</text:span> et <text:span text:style-name="Source_20_Text">whoami</text:span> les commandes qu'il faut substituer dans la chaîne de caractères affichée. Pour accomplir cette mission, vous devez connaître deux commandes :</text:p>
      <text:list xml:id="list1113374132" text:style-name="L1">
        <text:list-item>
          <text:p text:style-name="P28"><text:span text:style-name="Source_20_Text">uname</text:span> retourne le nom du système d'exploitation sur lequel s'exécute le <text:span text:style-name="Source_20_Text">bash</text:span> </text:p>
        </text:list-item>
        <text:list-item>
          <text:p text:style-name="P24"><text:span text:style-name="Source_20_Text">whoami</text:span> retourne l'identifiant de l'utilisateur courant. </text:p>
        </text:list-item>
      </text:list>
      <text:p text:style-name="Text_20_body">Votre mission est considérée accomplie quand vous faites la commande <text:span text:style-name="Source_20_Text">echo $banniere</text:span> et que vous voyez s'afficher exactement :</text:p>
      <text:p text:style-name="P14">Linux says to <text:span text:style-name="T6">toto</text:span> : "hello don't stop"</text:p>
      <text:p text:style-name="Standard"><text:a xlink:type="simple" xlink:href="javascript:void(0);" text:style-name="Internet_20_link" text:visited-style-name="Visited_20_Internet_20_Link">Indice ?</text:a> <text:bookmark text:name="indiceQ2"/> L'insertion du caractère double quote dans une chaîne de caractères nécessite d'effectuer une inhibition caractère</text:p>
      <text:p text:style-name="Text_20_body"/>
      <text:p text:style-name="P6">Votre réponse :</text:p>
      <text:p text:style-name="P27">banniere="`uname` says to `whoami` \"hello don't stop\""</text:p>
      <text:p text:style-name="P27">echo $banniere</text:p>
      <text:p text:style-name="P27">Linux says to apacot"hello don't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WenQuanYi Micro Hei Mono" svg:font-family="'WenQuanYi Micro Hei Mono'" style:font-family-generic="modern" style:font-pitch="fixed"/>
    <style:font-face style:name="SimSun"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NIR 1<text:tab/>le shell bash<text:tab/>page <text:page-number text:select-page="current">3</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Simier</meta:initial-creator>
    <meta:creation-date>2018-09-11T17:47:42.45</meta:creation-date>
    <dc:date>2019-10-03T15:48:40.662553646</dc:date>
    <meta:editing-duration>PT3H37M20S</meta:editing-duration>
    <meta:editing-cycles>11</meta:editing-cycles>
    <meta:generator>LibreOffice/6.2.6.2$Linux_X86_64 LibreOffice_project/20$Build-2</meta:generator>
    <meta:document-statistic meta:table-count="0" meta:image-count="0" meta:object-count="0" meta:page-count="5" meta:paragraph-count="116" meta:word-count="1077" meta:character-count="6781" meta:non-whitespace-character-count="5791"/>
  </office:meta>
</office:document-meta>
</file>